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Titillium_Bd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701in" table:align="margins" style:may-break-between-rows="true" table:border-model="collapsing"/>
    </style:style>
    <style:style style:name="Table2.A" style:family="table-column">
      <style:table-column-properties style:column-width="1.6229in" style:rel-column-width="14627*"/>
    </style:style>
    <style:style style:name="Table2.B" style:family="table-column">
      <style:table-column-properties style:column-width="5.6472in" style:rel-column-width="5090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Text_20_body">
      <style:text-properties officeooo:rsid="005675ba" officeooo:paragraph-rsid="005675ba"/>
    </style:style>
    <style:style style:name="P13" style:family="paragraph" style:parent-style-name="Text_20_body">
      <style:text-properties officeooo:rsid="005675ba" officeooo:paragraph-rsid="0056c96b"/>
    </style:style>
    <style:style style:name="P14" style:family="paragraph" style:parent-style-name="Table_20_Contents">
      <style:text-properties officeooo:rsid="006ba9dc" officeooo:paragraph-rsid="006ba9dc"/>
    </style:style>
    <style:style style:name="P15" style:family="paragraph" style:parent-style-name="Table_20_Contents">
      <style:text-properties officeooo:rsid="006c1124" officeooo:paragraph-rsid="006c1124"/>
    </style:style>
    <style:style style:name="P16" style:family="paragraph" style:parent-style-name="Heading_20_1">
      <style:text-properties officeooo:rsid="00040dc5" officeooo:paragraph-rsid="00040dc5"/>
    </style:style>
    <style:style style:name="P17" style:family="paragraph" style:parent-style-name="Heading_20_1">
      <style:text-properties officeooo:rsid="00040dc5" officeooo:paragraph-rsid="000efdfa"/>
    </style:style>
    <style:style style:name="P18" style:family="paragraph" style:parent-style-name="Heading_20_1">
      <style:text-properties officeooo:rsid="002dab2e" officeooo:paragraph-rsid="002dab2e"/>
    </style:style>
    <style:style style:name="P19" style:family="paragraph" style:parent-style-name="Heading_20_2">
      <style:text-properties officeooo:rsid="005675ba" officeooo:paragraph-rsid="005675ba"/>
    </style:style>
    <style:style style:name="P20" style:family="paragraph" style:parent-style-name="Heading_20_2">
      <style:text-properties officeooo:rsid="00040dc5" officeooo:paragraph-rsid="00040dc5"/>
    </style:style>
    <style:style style:name="P21" style:family="paragraph" style:parent-style-name="Heading_20_2">
      <style:text-properties officeooo:rsid="0010d89a" officeooo:paragraph-rsid="0010d89a"/>
    </style:style>
    <style:style style:name="P22" style:family="paragraph" style:parent-style-name="Text_20_body" style:list-style-name="L1">
      <style:text-properties officeooo:rsid="000d3558" officeooo:paragraph-rsid="000d3558"/>
    </style:style>
    <style:style style:name="P23" style:family="paragraph" style:parent-style-name="Text_20_body" style:list-style-name="L2">
      <style:text-properties officeooo:rsid="0010d89a" officeooo:paragraph-rsid="0010d89a"/>
    </style:style>
    <style:style style:name="P24" style:family="paragraph" style:parent-style-name="Text_20_body" style:list-style-name="L2">
      <style:text-properties officeooo:rsid="0010d89a" officeooo:paragraph-rsid="002f9054"/>
    </style:style>
    <style:style style:name="P25" style:family="paragraph" style:parent-style-name="Text_20_body" style:list-style-name="L2">
      <style:text-properties officeooo:rsid="004a6a88" officeooo:paragraph-rsid="004a6a88"/>
    </style:style>
    <style:style style:name="P26" style:family="paragraph" style:parent-style-name="Text_20_body" style:list-style-name="L3">
      <style:text-properties officeooo:paragraph-rsid="00273150"/>
    </style:style>
    <style:style style:name="P27" style:family="paragraph" style:parent-style-name="Text_20_body" style:list-style-name="L3">
      <style:text-properties officeooo:paragraph-rsid="00289fbc"/>
    </style:style>
    <style:style style:name="P28" style:family="paragraph" style:parent-style-name="Text_20_body" style:list-style-name="L3">
      <style:text-properties officeooo:rsid="00273150" officeooo:paragraph-rsid="00273150"/>
    </style:style>
    <style:style style:name="P29" style:family="paragraph" style:parent-style-name="Text_20_body" style:list-style-name="L3">
      <style:text-properties officeooo:rsid="00273150" officeooo:paragraph-rsid="0067b241"/>
    </style:style>
    <style:style style:name="P30" style:family="paragraph" style:parent-style-name="Text_20_body" style:list-style-name="L3">
      <style:text-properties officeooo:rsid="004e088a" officeooo:paragraph-rsid="004e088a"/>
    </style:style>
    <style:style style:name="P31" style:family="paragraph" style:parent-style-name="Text_20_body" style:list-style-name="L3">
      <style:text-properties officeooo:rsid="00289fbc" officeooo:paragraph-rsid="00289fbc"/>
    </style:style>
    <style:style style:name="P32" style:family="paragraph" style:parent-style-name="Text_20_body" style:list-style-name="L4">
      <style:text-properties officeooo:rsid="00368b1c" officeooo:paragraph-rsid="003f6538"/>
    </style:style>
    <style:style style:name="P33" style:family="paragraph" style:parent-style-name="Text_20_body" style:list-style-name="L4">
      <style:text-properties officeooo:rsid="0036f060" officeooo:paragraph-rsid="0036f060"/>
    </style:style>
    <style:style style:name="P34" style:family="paragraph" style:parent-style-name="Text_20_body" style:list-style-name="L4">
      <style:text-properties officeooo:rsid="0036f060" officeooo:paragraph-rsid="00407df1"/>
    </style:style>
    <style:style style:name="P35"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style:style style:name="T39" style:family="text">
      <style:text-properties officeooo:rsid="00571776"/>
    </style:style>
    <style:style style:name="T40" style:family="text">
      <style:text-properties officeooo:rsid="005c1329"/>
    </style:style>
    <style:style style:name="T41" style:family="text">
      <style:text-properties officeooo:rsid="005e2cc7"/>
    </style:style>
    <style:style style:name="T42" style:family="text">
      <style:text-properties officeooo:rsid="005e83b3"/>
    </style:style>
    <style:style style:name="T43" style:family="text">
      <style:text-properties officeooo:rsid="0062050a"/>
    </style:style>
    <style:style style:name="T44" style:family="text">
      <style:text-properties officeooo:rsid="0063162d"/>
    </style:style>
    <style:style style:name="T45" style:family="text">
      <style:text-properties officeooo:rsid="006563b7"/>
    </style:style>
    <style:style style:name="T46" style:family="text">
      <style:text-properties officeooo:rsid="0067b241"/>
    </style:style>
    <style:style style:name="T47" style:family="text">
      <style:text-properties officeooo:rsid="006af98e"/>
    </style:style>
    <style:style style:name="T48" style:family="text">
      <style:text-properties officeooo:rsid="006c1124"/>
    </style:style>
    <style:style style:name="T49" style:family="text">
      <style:text-properties officeooo:rsid="006f56d8"/>
    </style:style>
    <style:style style:name="T50" style:family="text">
      <style:text-properties officeooo:rsid="006fe294"/>
    </style:style>
    <style:style style:name="T51"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6"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text:style-name="L1">
        <text:list-item>
          <text:p text:style-name="P22">La libertà di eseguire il gioco senza restrizioni</text:p>
        </text:list-item>
        <text:list-item>
          <text:p text:style-name="P22">Il diritto di proteggere la sua privacy dalla minaccia del software proprietario che sta eseguendo</text:p>
        </text:list-item>
        <text:list-item>
          <text:p text:style-name="P22">Il diritto di non avere alterazioni del sistema a causa dal gioco</text:p>
        </text:list-item>
        <text:list-item>
          <text:p text:style-name="P22">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text:style-name="L2">
        <text:list-item>
          <text:p text:style-name="P23">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4">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23">Supporto Vulkan (GPU e driver)<text:span text:style-name="T5">, puoi controllare con il comando </text:span><text:span text:style-name="Source_20_Text"><text:span text:style-name="T5">vulkaninfo</text:span></text:span></text:p>
        </text:list-item>
        <text:list-item>
          <text:p text:style-name="P23">Un briciolo di <text:span text:style-name="T5">competenza</text:span> di GNU/Linux e di come <text:span text:style-name="T12">utilizzare</text:span> giochi<text:span text:style-name="T12"> piratati</text:span></text:p>
        </text:list-item>
        <text:list-item>
          <text:p text:style-name="P23"><text:span text:style-name="T30">Saper fare un minimo di troubleshooting </text:span>quando le cose non vanno come previsto</text:p>
        </text:list-item>
        <text:list-item>
          <text:p text:style-name="P25">Avere sempre un piano B quando tutto va storto</text:p>
        </text:list-item>
      </text:list>
      <text:h text:style-name="P17"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text:style-name="L3">
        <text:list-item>
          <text:p text:style-name="P28">Estrarre l'archivio del template e rinominare la cartella <text:span text:style-name="Source_20_Text">template-YYYYMMDD</text:span> con un nome adatto (ad esempio il nome del gioco). Attenzione: <text:span text:style-name="T20">Wine funziona solo su partizioni che usano un file system adatto a Linux come ext4, btrfs, ecc., non funziona su partizioni NTFS, exFAT o FAT32</text:span></text:p>
        </text:list-item>
        <text:list-item>
          <text:p text:style-name="P28">Avviare <text:span text:style-name="Source_20_Text">run.sh</text:span> facendo doppio click <text:span text:style-name="T20">sul file </text:span>o dal terminale scrivendo <text:span text:style-name="Source_20_Text">./run.sh</text:span></text:p>
        </text:list-item>
        <text:list-item>
          <text:p text:style-name="P28">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8">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8">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8">Se necessario, applica patch, crack<text:span text:style-name="T10">, fix</text:span>, ecc.</text:p>
          <text:p text:style-name="P30">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8">Chiudi il terminale</text:p>
        </text:list-item>
        <text:list-item>
          <text:p text:style-name="P28">Modifica <text:span text:style-name="Source_20_Text">vars.conf</text:span> per inserire i seguenti parametri:</text:p>
          <text:list>
            <text:list-item>
              <text:p text:style-name="P26"><text:span text:style-name="Source_20_Text"><text:span text:style-name="T15">game_exe</text:span></text:span><text:span text:style-name="T15">: </text:span><text:span text:style-name="T46">percorso del file eseguibile (assoluto o relativo a</text:span><text:span text:style-name="T15"> </text:span><text:span text:style-name="Source_20_Text"><text:span text:style-name="T15">game_workingDir</text:span></text:span><text:span text:style-name="Source_20_Text"><text:span text:style-name="T46">)</text:span></text:span><text:span text:style-name="T15">, ad esempio </text:span><text:span text:style-name="Source_20_Text"><text:span text:style-name="T15">'</text:span></text:span><text:span text:style-name="Source_20_Text"><text:span text:style-name="T46">C:\GOG Games\Star Wars Knight Of The Old Republic\</text:span></text:span><text:span text:style-name="Source_20_Text"><text:span text:style-name="T15">swkotor.exe'</text:span></text:span></text:p>
            </text:list-item>
            <text:list-item>
              <text:p text:style-name="P29"><text:span text:style-name="Source_20_Text">game_workingDir</text:span> <text:span text:style-name="T46">(opzionale)</text:span>: il percorso dove si trova il gioco <text:span text:style-name="T46">(se diverso dalla cartella in cui si trova l'eseguibile)</text:span>, ad esempio <text:span text:style-name="Source_20_Text">'C:\NomeGioco'</text:span></text:p>
            </text:list-item>
            <text:list-item>
              <text:p text:style-name="P28"><text:span text:style-name="Source_20_Text">game_args</text:span> <text:span text:style-name="T46">(opzionale)</text:span>: dei parametri da linea di comando per l'eseguibile del gioco, generalmente si lascia vuoto</text:p>
            </text:list-item>
          </text:list>
        </text:list-item>
        <text:list-item>
          <text:p text:style-name="P31">Avvia <text:span text:style-name="Source_20_Text">run.sh</text:span>, partirà il gioco</text:p>
        </text:list-item>
        <text:list-item>
          <text:p text:style-name="P27"><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9" text:outline-level="2">Archiviazione</text:h>
      <text:p text:style-name="P12">Una volta installata e configurata l'applicazione all'interno del <text:span text:style-name="T38">T</text:span>emplate, è possibile creare un archivio compresso <text:span text:style-name="T38">contenente tutta la cartella che può essere archiviato o trasferito</text:span>.</text:p>
      <text:p text:style-name="P12">Per creare l'archivio, apri un terminale <text:span text:style-name="T38">all'interno della cartella e usa il comando </text:span><text:span text:style-name="Source_20_Text">./run.sh archive</text:span></text:p>
      <text:p text:style-name="P12">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13">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12">Per utilizzare un archivio creato con questa funzione, è sufficiente estrarlo con un qualsiasi gestore di archivi ed eseguire il file <text:span text:style-name="Source_20_Text">./run.sh</text:span> in esso contenuto.</text:p>
      <text:h text:style-name="P16" text:outline-level="1">Impostazioni avanzate</text:h>
      <text:h text:style-name="P20"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exe</text:span></text:p>
            <text:p text:style-name="Table_20_Contents"><text:span text:style-name="Source_20_Text"/></text:p>
          </table:table-cell>
          <table:table-cell table:style-name="Table1.A2" office:value-type="string">
            <text:p text:style-name="Table_20_Contents"><text:span text:style-name="T45">Percorso dell'eseguibile del gioco come se fosse su Windows. Tra apici. Può essere assoluto o relativo a </text:span><text:span text:style-name="Source_20_Text"><text:span text:style-name="T45">game_workingDir</text:span></text:span></text:p>
          </table:table-cell>
          <table:table-cell table:style-name="Table1.C2" office:value-type="string">
            <text:p text:style-name="Table_20_Contents">Indica l'eseguibile del gioco. Se non viene impostato, verrà aperto un prompt dei comandi di Windows <text:span text:style-name="T44">per installarlo</text:span></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Vuoto (default),</text:p>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 <text:span text:style-name="T44">(es. C:\Doom). </text:span><text:span text:style-name="T45">Di default viene determinata automaticamente da </text:span><text:span text:style-name="Source_20_Text"><text:span text:style-name="T45">game_exe</text:span></text:span><text:span text:style-name="T45">, ma per alcuni giochi vecchi è necessaria una cartella diversa</text:span></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P14">0, 1, 2 (default)</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ext:p text:style-name="P14">Se impostato a 2, utilizza la versione async solo se il driver video non supporta l'estensione <text:span text:style-name="Source_20_Text">VK_EXT_graphics_pipeline_library</text:span></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text:span><text:span text:style-name="Source_20_Text"><text:span text:style-name="T47">zzprefix</text:span></text:span><text:span text:style-name="Source_20_Text">/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text:span text:style-name="T44">P</text:span>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text:span text:style-name="T39">1</text:span> (default), <text:span text:style-name="T39">0</text:span></text:p>
          </table:table-cell>
          <table:table-cell table:style-name="Table1.C2" office:value-type="string">
            <text:p text:style-name="Table_20_Contents">Abilita/disabilita lo scaling usando AMD FSR (ad esempio, se un gioco va in 720p, viene scalato alla risoluzione nativa del display usando FSR)</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VCREDIST</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l Microsoft Visual C++ Redistributable 2015-2022 x86 e x64 (richiesto da molti giochi ma non implementato in Wine)</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GAMESCOPE_PREFER_SYSTEM</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l'installazione di Gamescope presente nel sistema anzichè l'eseguibile fornito con il template. Se Gamescope non è installato nel sistema, verrà usato quello fornito con il template</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1" office:value-type="string">
            <text:p text:style-name="Table_20_Contents"><text:span text:style-name="Source_20_Text">USE_COREFONTS</text:span></text:p>
          </table:table-cell>
          <table:table-cell table:style-name="Table1.A1" office:value-type="string">
            <text:p text:style-name="Table_20_Contents">1 (default), 0</text:p>
          </table:table-cell>
          <table:table-cell table:style-name="Table1.C1" office:value-type="string">
            <text:p text:style-name="Table_20_Contents">Abilita/disabilita la presenza dei font basilari di Windows (es. Arial, Times New Roman, ecc.), necessari per alcuni giochi (es. PC Building Simulator)</text:p>
          </table:table-cell>
        </table:table-row>
        <table:table-row table:style-name="Table1.1">
          <table:table-cell table:style-name="Table1.A2" office:value-type="string">
            <text:p text:style-name="Table_20_Contents"><text:span text:style-name="Source_20_Text">USE_</text:span><text:span text:style-name="Source_20_Text"><text:span text:style-name="T48">MICROSOFT_MFPLAT</text:span></text:span></text:p>
          </table:table-cell>
          <table:table-cell table:style-name="Table1.A2" office:value-type="string">
            <text:p text:style-name="Table_20_Contents"><text:span text:style-name="T48">0</text:span> (default), <text:span text:style-name="T48">1</text:span></text:p>
          </table:table-cell>
          <table:table-cell table:style-name="Table1.C2" office:value-type="string">
            <text:p text:style-name="P15">Se attivato, rimpiazza l'implementazione di mfplat di Wine con quella originale di Microsoft. Utile per i giochi che hanno problemi o crashano quando riproducono i video ma può creare problemi ad altri. Attenzione: se si lancia il template con questa opzione attiva, anche disattivandolo, lascerà "sporcizia" nel prefix</text:p>
          </table:table-cell>
        </table:table-row>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ext:p text:style-name="Table_20_Contents">Alcuni giochi come Death Stranding e The Sims 4 richiedono <text:span text:style-name="T43">che </text:span>questa opzione <text:span text:style-name="T43">sia attiva </text:span>per funzionare correttamente <text:span text:style-name="T43">con </text:span><text:span text:style-name="Source_20_Text"><text:span text:style-name="T43">BLOCK_NETWORK=1</text:span></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BLOCK_EXTERNAL_DRIVES</text:span></text:p>
          </table:table-cell>
          <table:table-cell table:style-name="Table1.A2" office:value-type="string">
            <text:p text:style-name="Table_20_Contents"><text:span text:style-name="T40">0</text:span>, <text:span text:style-name="T40">1 </text:span><text:span text:style-name="T42">(default)</text:span><text:span text:style-name="T40">, </text:span><text:span text:style-name="T41">2</text:span></text:p>
          </table:table-cell>
          <table:table-cell table:style-name="Table1.C2" office:value-type="string">
            <text:p text:style-name="Table_20_Contents">Se impostato a 0, l'accesso a dischi esterni, chiavette, ecc. è consentito</text:p>
            <text:p text:style-name="Table_20_Contents">Se impostato ad 1, non vengono mappati i dispositivi esterni all'avvio, ma non viene disattivato winedevice, per cui dispositivi che vengono collegati mentre wine è in esecuzione verranno mappati automaticamente</text:p>
            <text:p text:style-name="Table_20_Contents">Nota: se <text:span text:style-name="Source_20_Text">BLOCK_ZDRIVE</text:span> è impostato a 0, questi dispositivi saranno comunque accessibili tramite il disco Z</text:p>
            <text:p text:style-name="Table_20_Contents">Se impostato a 2, oltre a non mappare i dispositivi esterni all'avvio, viene anche disattivato il servizio winedevice, impedendo definitivamente il mapping di dispositivi, anche intenzionale</text:p>
            <text:p text:style-name="Table_20_Contents">Nota: attivare questa opzione rende inaccessibile "Risorse del computer" <text:span text:style-name="T42">e impedisce ad alcune applicazioni di rilevare i dischi</text:span></text:p>
            <text:p text:style-name="Table_20_Contents">Nota: attivare questa opzione blocca anche l'accesso ai dispositivi seriali</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text:span><text:span text:style-name="Source_20_Text"><text:span text:style-name="T36">USE_DXVK_ASYNC</text:span></text:span><text:span text:style-name="T36">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 <text:span text:style-name="T50">(</text:span><text:span text:style-name="T49">L'unico gioco che preferisce esync attualmente noto è Uncharted 4/TLL</text:span><text:span text:style-name="T50">)</text:span></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Table_20_Contents">Permette di definire la topologia della CPU, ossia quali e quanti core rendere disponibili al gioco.</text:p>
          </table:table-cell>
        </table:table-row>
        <table:table-row table:style-name="Table1.1">
          <table:table-cell table:style-name="Table1.A2" office:value-type="string">
            <text:p text:style-name="Table_20_Contents"><text:span text:style-name="Source_20_Text">SYSTEM_LANGUAGE</text:span></text:p>
          </table:table-cell>
          <table:table-cell table:style-name="Table1.A2" office:value-type="string">
            <text:p text:style-name="Table_20_Contents">Vuoto (default)</text:p>
            <text:p text:style-name="Table_20_Contents"><text:span text:style-name="Source_20_Text">'en_US.utf-8'</text:span></text:p>
            <text:p text:style-name="Table_20_Contents"><text:span text:style-name="Source_20_Text">'en_GB.utf-8'</text:span></text:p>
            <text:p text:style-name="Table_20_Contents"><text:span text:style-name="Source_20_Text">'it_IT.utf-8'</text:span></text:p>
            <text:p text:style-name="Table_20_Contents"><text:span text:style-name="Source_20_Text">'fr_FR.utf-8'</text:span></text:p>
            <text:p text:style-name="Table_20_Contents">...</text:p>
          </table:table-cell>
          <table:table-cell table:style-name="Table1.C2" office:value-type="string">
            <text:p text:style-name="Table_20_Contents">Permette di impostare la lingua che Wine mostra al gioco. Questa opzione è utile in due scenari: i giochi che non hanno un selettore della lingua e la prendono dal sistema, e i giochi che funzionano solo con determinate lingue (es. Honey Select). Non ha effetto se il gioco prende la lingua in altri modi (es. steam_api)</text:p>
            <text:p text:style-name="Table_20_Contents">Per un elenco completo di tutte le lingue supportate, vedi quì: <text:a xlink:type="simple" xlink:href="https://docs.oracle.com/cd/E23824_01/html/E26033/glset.html" text:style-name="Internet_20_link" text:visited-style-name="Visited_20_Internet_20_Link">https://docs.oracle.com/cd/E23824_01/html/E26033/glset.html</text:a></text:p>
          </table:table-cell>
        </table:table-row>
      </table:table>
      <text:h text:style-name="P20"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20"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21"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8" text:outline-level="1">Troubleshooting</text:h>
      <text:p text:style-name="P11">TODO</text:p>
      <text:h text:style-name="P16"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text:style-name="L4">
        <text:list-item>
          <text:p text:style-name="P32">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33">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34">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35">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00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8T19:43:42.368385609</dc:date>
    <meta:editing-duration>PT3H46M9S</meta:editing-duration>
    <meta:editing-cycles>96</meta:editing-cycles>
    <meta:generator>LibreOffice/7.4.5.1$Linux_X86_64 LibreOffice_project/40$Build-1</meta:generator>
    <meta:document-statistic meta:table-count="2" meta:image-count="0" meta:object-count="0" meta:page-count="1" meta:paragraph-count="232" meta:word-count="3335" meta:character-count="22467" meta:non-whitespace-character-count="19390"/>
  </office:meta>
</office:document-meta>
</file>